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92.1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b75bc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lfit___opponent_(+L-M)-S___CUSTOM___brainard2001___fit_con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</table:table-row>
        <table:table-row table:style-name="ro1">
          <table:table-cell table:style-name="ce2" office:value-type="string" calcext:value-type="string">
            <text:p>BRAIN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nhMWS</text:p>
          </table:table-cell>
          <table:table-cell office:value-type="string" calcext:value-type="string">
            <text:p>fB0</text:p>
          </table:table-cell>
          <table:table-cell office:value-type="string" calcext:value-type="string">
            <text:p>fD0</text:p>
          </table:table-cell>
          <table:table-cell office:value-type="string" calcext:value-type="string">
            <text:p>fE0</text:p>
          </table:table-cell>
          <table:table-cell office:value-type="string" calcext:value-type="string">
            <text:p>dens_R</text:p>
          </table:table-cell>
          <table:table-cell office:value-type="string" calcext:value-type="string">
            <text:p>dens_C</text:p>
          </table:table-cell>
          <table:table-cell office:value-type="string" calcext:value-type="string">
            <text:p>dens_CS</text:p>
          </table:table-cell>
          <table:table-cell office:value-type="string" calcext:value-type="string">
            <text:p>dens_M</text:p>
          </table:table-cell>
          <table:table-cell table:number-columns-repeated="1011"/>
        </table:table-row>
        <table:table-row table:style-name="ro1">
          <table:table-cell office:value-type="float" office:value="0.92554600230646" calcext:value-type="float">
            <text:p>0.92554600230646</text:p>
          </table:table-cell>
          <table:table-cell office:value-type="float" office:value="0.0300306102075761" calcext:value-type="float">
            <text:p>0.030030610207576</text:p>
          </table:table-cell>
          <table:table-cell office:value-type="float" office:value="0.101140716330286" calcext:value-type="float">
            <text:p>0.10114071633028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04307148348156" calcext:value-type="float">
            <text:p>0.104307148348156</text:p>
          </table:table-cell>
          <table:table-cell office:value-type="float" office:value="1.14297093461105" calcext:value-type="float">
            <text:p>1.14297093461105</text:p>
          </table:table-cell>
          <table:table-cell office:value-type="float" office:value="0.850478934614028" calcext:value-type="float">
            <text:p>0.850478934614028</text:p>
          </table:table-cell>
          <table:table-cell office:value-type="float" office:value="0.0544395696340503" calcext:value-type="float">
            <text:p>0.05443956963405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00004" calcext:value-type="float">
            <text:p>4E-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H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nhMWS</text:p>
          </table:table-cell>
          <table:table-cell office:value-type="string" calcext:value-type="string">
            <text:p>fB0</text:p>
          </table:table-cell>
          <table:table-cell office:value-type="string" calcext:value-type="string">
            <text:p>fD0</text:p>
          </table:table-cell>
          <table:table-cell office:value-type="string" calcext:value-type="string">
            <text:p>fE0</text:p>
          </table:table-cell>
          <table:table-cell office:value-type="string" calcext:value-type="string">
            <text:p>dens_R</text:p>
          </table:table-cell>
          <table:table-cell office:value-type="string" calcext:value-type="string">
            <text:p>dens_C</text:p>
          </table:table-cell>
          <table:table-cell office:value-type="string" calcext:value-type="string">
            <text:p>dens_CS</text:p>
          </table:table-cell>
          <table:table-cell office:value-type="string" calcext:value-type="string">
            <text:p>dens_M</text:p>
          </table:table-cell>
          <table:table-cell table:number-columns-repeated="1011"/>
        </table:table-row>
        <table:table-row table:style-name="ro1">
          <table:table-cell office:value-type="float" office:value="0.489584904158776" calcext:value-type="float">
            <text:p>0.489584904158776</text:p>
          </table:table-cell>
          <table:table-cell office:value-type="float" office:value="0.0798492634043055" calcext:value-type="float">
            <text:p>0.079849263404306</text:p>
          </table:table-cell>
          <table:table-cell office:value-type="float" office:value="0.217945379981399" calcext:value-type="float">
            <text:p>0.2179453799813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27534690057616" calcext:value-type="float">
            <text:p>0.527534690057616</text:p>
          </table:table-cell>
          <table:table-cell office:value-type="float" office:value="1.03278220169561" calcext:value-type="float">
            <text:p>1.03278220169561</text:p>
          </table:table-cell>
          <table:table-cell office:value-type="float" office:value="0.908643925607272" calcext:value-type="float">
            <text:p>0.908643925607272</text:p>
          </table:table-cell>
          <table:table-cell office:value-type="float" office:value="0.549809748372731" calcext:value-type="float">
            <text:p>0.549809748372731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00004" calcext:value-type="float">
            <text:p>4E-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lanopsin</text:p>
          </table:table-cell>
          <table:table-cell table:style-name="ce1" office:value-type="string" calcext:value-type="string">
            <text:p>Cone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Exponen</text:p>
          </table:table-cell>
          <table:table-cell table:style-name="ce1"/>
          <table:table-cell table:style-name="ce1" office:value-type="string" calcext:value-type="string">
            <text:p>-M</text:p>
          </table:table-cell>
          <table:table-cell table:style-name="ce1" office:value-type="string" calcext:value-type="string">
            <text:p>SWS</text:p>
          </table:table-cell>
          <table:table-cell table:style-name="ce1" office:value-type="string" calcext:value-type="string">
            <text:p>opponentWeight</text:p>
          </table:table-cell>
          <table:table-cell table:style-name="ce1" office:value-type="string" calcext:value-type="string">
            <text:p>LW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1:34:03.082595260</dc:date>
    <meta:editing-duration>PT3M39S</meta:editing-duration>
    <meta:editing-cycles>2</meta:editing-cycles>
    <meta:generator>LibreOffice/6.0.3.2$Linux_X86_64 LibreOffice_project/00m0$Build-2</meta:generator>
    <meta:document-statistic meta:table-count="1" meta:cell-count="972" meta:object-count="0"/>
  </office:meta>
</office:document-meta>
</file>